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officeooo:paragraph-rsid="0011c7aa"/>
    </style:style>
    <style:style style:name="P2" style:family="paragraph" style:parent-style-name="Text_20_body">
      <style:paragraph-properties fo:text-align="center" style:justify-single-word="false"/>
      <style:text-properties officeooo:paragraph-rsid="0011c7aa"/>
    </style:style>
    <style:style style:name="P3" style:family="paragraph" style:parent-style-name="Text_20_body">
      <style:text-properties officeooo:paragraph-rsid="0012cd49"/>
    </style:style>
    <style:style style:name="P4" style:family="paragraph" style:parent-style-name="Text_20_body">
      <style:paragraph-properties fo:text-align="justify" style:justify-single-word="false"/>
      <style:text-properties style:font-name="Liberation Serif" fo:font-size="11pt" style:font-size-asian="11pt" style:font-size-complex="11pt"/>
    </style:style>
    <style:style style:name="P5" style:family="paragraph" style:parent-style-name="Text_20_body">
      <style:paragraph-properties fo:text-align="justify" style:justify-single-word="false"/>
      <style:text-properties style:font-name="Liberation Serif" fo:font-size="11pt" officeooo:rsid="0012cd49" officeooo:paragraph-rsid="0012cd49" style:font-size-asian="11pt" style:font-size-complex="11pt"/>
    </style:style>
    <style:style style:name="P6" style:family="paragraph" style:parent-style-name="Text_20_body">
      <style:paragraph-properties fo:text-align="justify" style:justify-single-word="false"/>
      <style:text-properties officeooo:paragraph-rsid="0013be96"/>
    </style:style>
    <style:style style:name="P7" style:family="paragraph" style:parent-style-name="Text_20_body">
      <style:paragraph-properties fo:text-align="justify" style:justify-single-word="false"/>
      <style:text-properties officeooo:paragraph-rsid="001595f1"/>
    </style:style>
    <style:style style:name="P8" style:family="paragraph" style:parent-style-name="Text_20_body">
      <style:paragraph-properties fo:text-align="justify" style:justify-single-word="false"/>
      <style:text-properties officeooo:paragraph-rsid="001d7774"/>
    </style:style>
    <style:style style:name="P9" style:family="paragraph" style:parent-style-name="Text_20_body">
      <style:paragraph-properties fo:text-align="justify" style:justify-single-word="false"/>
      <style:text-properties officeooo:paragraph-rsid="0019a2d0"/>
    </style:style>
    <style:style style:name="P10" style:family="paragraph" style:parent-style-name="Text_20_body">
      <style:paragraph-properties fo:text-align="justify" style:justify-single-word="false"/>
      <style:text-properties officeooo:paragraph-rsid="001627c7"/>
    </style:style>
    <style:style style:name="P11" style:family="paragraph" style:parent-style-name="Text_20_body">
      <style:paragraph-properties fo:text-align="justify" style:justify-single-word="false"/>
      <style:text-properties officeooo:paragraph-rsid="0025cc0d"/>
    </style:style>
    <style:style style:name="P12" style:family="paragraph" style:parent-style-name="Text_20_body">
      <style:paragraph-properties fo:text-align="justify" style:justify-single-word="false"/>
      <style:text-properties officeooo:paragraph-rsid="001b4975"/>
    </style:style>
    <style:style style:name="P13" style:family="paragraph" style:parent-style-name="Text_20_body">
      <style:paragraph-properties fo:text-align="justify" style:justify-single-word="false"/>
      <style:text-properties style:font-name="Liberation Serif" fo:font-size="11pt" fo:font-weight="normal" officeooo:paragraph-rsid="001b4975" style:font-size-asian="11pt" style:font-weight-asian="normal" style:font-size-complex="11pt" style:font-weight-complex="normal"/>
    </style:style>
    <style:style style:name="P14" style:family="paragraph" style:parent-style-name="Text_20_body">
      <style:paragraph-properties fo:text-align="justify" style:justify-single-word="false"/>
      <style:text-properties officeooo:paragraph-rsid="001d1fc8"/>
    </style:style>
    <style:style style:name="P15" style:family="paragraph" style:parent-style-name="Text_20_body" style:list-style-name="L1">
      <style:paragraph-properties fo:margin-top="0cm" fo:margin-bottom="0cm" style:contextual-spacing="false"/>
      <style:text-properties officeooo:paragraph-rsid="0019a2d0"/>
    </style:style>
    <style:style style:name="P16" style:family="paragraph" style:parent-style-name="Text_20_body" style:list-style-name="L1">
      <style:paragraph-properties fo:text-align="justify" style:justify-single-word="false"/>
      <style:text-properties officeooo:paragraph-rsid="0019a2d0"/>
    </style:style>
    <style:style style:name="P17" style:family="paragraph" style:parent-style-name="Text_20_body">
      <style:paragraph-properties fo:text-align="justify" style:justify-single-word="false"/>
      <style:text-properties officeooo:paragraph-rsid="001dbca5"/>
    </style:style>
    <style:style style:name="P18" style:family="paragraph" style:parent-style-name="Text_20_body">
      <style:paragraph-properties fo:text-align="justify" style:justify-single-word="false"/>
      <style:text-properties officeooo:paragraph-rsid="0017cefd"/>
    </style:style>
    <style:style style:name="P19" style:family="paragraph" style:parent-style-name="Text_20_body">
      <style:paragraph-properties fo:text-align="justify" style:justify-single-word="false"/>
      <style:text-properties style:font-name="Liberation Serif" fo:font-size="11pt" fo:font-weight="normal" officeooo:paragraph-rsid="001f2dc1" style:font-size-asian="11pt" style:font-weight-asian="normal" style:font-size-complex="11pt" style:font-weight-complex="normal"/>
    </style:style>
    <style:style style:name="P20" style:family="paragraph" style:parent-style-name="Text_20_body">
      <style:paragraph-properties fo:text-align="justify" style:justify-single-word="false"/>
      <style:text-properties style:font-name="Liberation Serif" fo:font-size="11pt" officeooo:paragraph-rsid="001d1fc8" style:font-size-asian="11pt" style:font-size-complex="11pt"/>
    </style:style>
    <style:style style:name="P21" style:family="paragraph" style:parent-style-name="Text_20_body">
      <style:paragraph-properties fo:text-align="justify" style:justify-single-word="false"/>
      <style:text-properties style:font-name="Liberation Serif" fo:font-size="11pt" officeooo:paragraph-rsid="001f2dc1" style:font-size-asian="11pt" style:font-size-complex="11pt"/>
    </style:style>
    <style:style style:name="P22" style:family="paragraph" style:parent-style-name="Text_20_body">
      <style:paragraph-properties fo:text-align="justify" style:justify-single-word="false"/>
      <style:text-properties style:font-name="Liberation Serif" fo:font-size="11pt" officeooo:paragraph-rsid="0020e110" style:font-size-asian="11pt" style:font-size-complex="11pt"/>
    </style:style>
    <style:style style:name="T1" style:family="text">
      <style:text-properties style:font-name="Liberation Serif" fo:font-size="15pt" style:text-underline-style="solid" style:text-underline-width="auto" style:text-underline-color="font-color" officeooo:rsid="0011c7aa" style:font-size-asian="15pt" style:font-size-complex="15pt"/>
    </style:style>
    <style:style style:name="T2" style:family="text">
      <style:text-properties style:font-name="Liberation Serif" fo:font-size="11pt" style:text-underline-style="solid" style:text-underline-width="auto" style:text-underline-color="font-color" officeooo:rsid="0011c7aa" style:font-size-asian="11pt" style:font-size-complex="11pt"/>
    </style:style>
    <style:style style:name="T3" style:family="text">
      <style:text-properties style:font-name="Liberation Serif" fo:font-size="11pt" fo:font-weight="bold" officeooo:rsid="0012cd49" style:font-size-asian="11pt" style:font-weight-asian="bold" style:font-size-complex="11pt" style:font-weight-complex="bold"/>
    </style:style>
    <style:style style:name="T4" style:family="text">
      <style:text-properties style:font-name="Liberation Serif" fo:font-size="11pt" style:font-size-asian="11pt" style:font-size-complex="11pt"/>
    </style:style>
    <style:style style:name="T5" style:family="text">
      <style:text-properties style:font-name="Liberation Serif" fo:font-size="11pt" officeooo:rsid="001d7774" style:font-size-asian="11pt" style:font-size-complex="11pt"/>
    </style:style>
    <style:style style:name="T6" style:family="text">
      <style:text-properties style:font-name="Liberation Serif" fo:font-size="11pt" officeooo:rsid="0011c7aa" style:font-size-asian="11pt" style:font-size-complex="11pt"/>
    </style:style>
    <style:style style:name="T7" style:family="text">
      <style:text-properties style:font-name="Liberation Serif" fo:font-size="11pt" officeooo:rsid="002f537d" style:font-size-asian="11pt" style:font-size-complex="11pt"/>
    </style:style>
    <style:style style:name="T8" style:family="text">
      <style:text-properties style:font-name="Liberation Serif" fo:font-size="11pt" officeooo:rsid="0012cd49" style:font-size-asian="11pt" style:font-size-complex="11pt"/>
    </style:style>
    <style:style style:name="T9" style:family="text">
      <style:text-properties fo:font-size="12pt" style:font-size-asian="12pt" style:font-size-complex="12pt"/>
    </style:style>
    <style:style style:name="T10" style:family="text">
      <style:text-properties officeooo:rsid="0012cd49"/>
    </style:style>
    <style:style style:name="T11" style:family="text">
      <style:text-properties officeooo:rsid="0020e110"/>
    </style:style>
    <style:style style:name="T12" style:family="text">
      <style:text-properties officeooo:rsid="001d7774"/>
    </style:style>
    <style:style style:name="T13" style:family="text">
      <style:text-properties officeooo:rsid="002e2040"/>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11c7aa" style:font-size-asian="12pt" style:font-size-complex="12pt"/>
    </style:style>
    <style:style style:name="T16" style:family="text">
      <style:text-properties style:font-name="Liberation Serif" fo:font-size="11pt" fo:font-weight="normal" officeooo:rsid="0013be96" style:font-size-asian="11pt" style:font-weight-asian="normal" style:font-size-complex="11pt" style:font-weight-complex="normal"/>
    </style:style>
    <style:style style:name="T17" style:family="text">
      <style:text-properties style:font-name="Liberation Serif" fo:font-size="11pt" fo:font-weight="normal" officeooo:rsid="0019a2d0" style:font-size-asian="11pt" style:font-weight-asian="normal" style:font-size-complex="11pt" style:font-weight-complex="normal"/>
    </style:style>
    <style:style style:name="T18" style:family="text">
      <style:text-properties style:font-name="Liberation Serif" fo:font-size="11pt" fo:font-weight="normal" officeooo:rsid="001595f1" style:font-size-asian="11pt" style:font-weight-asian="normal" style:font-size-complex="11pt" style:font-weight-complex="normal"/>
    </style:style>
    <style:style style:name="T19" style:family="text">
      <style:text-properties style:font-name="Liberation Serif" fo:font-size="11pt" fo:font-weight="bold" officeooo:rsid="001595f1" style:font-size-asian="11pt" style:font-weight-asian="bold" style:font-size-complex="11pt" style:font-weight-complex="bold"/>
    </style:style>
    <style:style style:name="T20" style:family="text">
      <style:text-properties style:font-name="Liberation Serif" fo:font-size="11pt" fo:font-weight="normal" officeooo:rsid="001d7774" style:font-size-asian="11pt" style:font-weight-asian="normal" style:font-size-complex="11pt" style:font-weight-complex="normal"/>
    </style:style>
    <style:style style:name="T21" style:family="text">
      <style:text-properties style:font-name="Liberation Serif" fo:font-size="11pt" fo:font-weight="normal" officeooo:rsid="001627c7" style:font-size-asian="11pt" style:font-weight-asian="normal" style:font-size-complex="11pt" style:font-weight-complex="normal"/>
    </style:style>
    <style:style style:name="T22" style:family="text">
      <style:text-properties style:font-name="Liberation Serif" fo:font-size="11pt" fo:font-weight="normal" officeooo:rsid="0017cefd" style:font-size-asian="11pt" style:font-weight-asian="normal" style:font-size-complex="11pt" style:font-weight-complex="normal"/>
    </style:style>
    <style:style style:name="T23" style:family="text">
      <style:text-properties style:font-name="Liberation Serif" fo:font-size="11pt" fo:font-weight="normal" officeooo:rsid="0020e110" style:font-size-asian="11pt" style:font-weight-asian="normal" style:font-size-complex="11pt" style:font-weight-complex="normal"/>
    </style:style>
    <style:style style:name="T24" style:family="text">
      <style:text-properties style:font-name="Liberation Serif" fo:font-size="11pt" fo:font-weight="normal" officeooo:rsid="0025cc0d" style:font-size-asian="11pt" style:font-weight-asian="normal" style:font-size-complex="11pt" style:font-weight-complex="normal"/>
    </style:style>
    <style:style style:name="T25" style:family="text">
      <style:text-properties style:font-name="Liberation Serif" fo:font-size="11pt" fo:font-weight="normal" officeooo:rsid="001b4975" style:font-size-asian="11pt" style:font-weight-asian="normal" style:font-size-complex="11pt" style:font-weight-complex="normal"/>
    </style:style>
    <style:style style:name="T26" style:family="text">
      <style:text-properties style:font-name="Liberation Serif" fo:font-size="11pt" fo:font-weight="bold" officeooo:rsid="001b4975" style:font-size-asian="11pt" style:font-weight-asian="bold" style:font-size-complex="11pt" style:font-weight-complex="bold"/>
    </style:style>
    <style:style style:name="T27" style:family="text">
      <style:text-properties fo:font-weight="normal" officeooo:rsid="001b4975" style:font-weight-asian="normal" style:font-weight-complex="normal"/>
    </style:style>
    <style:style style:name="T28" style:family="text">
      <style:text-properties fo:font-weight="bold" officeooo:rsid="001b4975" style:font-weight-asian="bold" style:font-weight-complex="bold"/>
    </style:style>
    <style:style style:name="T29" style:family="text">
      <style:text-properties fo:font-weight="normal" officeooo:rsid="001d7774" style:font-weight-asian="normal" style:font-weight-complex="normal"/>
    </style:style>
    <style:style style:name="T30" style:family="text">
      <style:text-properties style:font-name="Liberation Serif" fo:font-size="11pt" fo:font-weight="normal" officeooo:rsid="001d1fc8" style:font-size-asian="11pt" style:font-weight-asian="normal" style:font-size-complex="11pt" style:font-weight-complex="normal"/>
    </style:style>
    <style:style style:name="T31" style:family="text">
      <style:text-properties style:font-name="Liberation Serif" fo:font-size="11pt" fo:font-weight="bold" officeooo:rsid="001d7774" style:font-size-asian="11pt" style:font-weight-asian="bold" style:font-size-complex="11pt" style:font-weight-complex="bold"/>
    </style:style>
    <style:style style:name="T32" style:family="text">
      <style:text-properties style:font-name="Liberation Serif" fo:font-size="11pt" fo:font-weight="normal" officeooo:rsid="001dbca5" style:font-size-asian="11pt" style:font-weight-asian="normal" style:font-size-complex="11pt" style:font-weight-complex="normal"/>
    </style:style>
    <style:style style:name="T33" style:family="text">
      <style:text-properties style:font-name="Liberation Serif" fo:font-size="11pt" officeooo:rsid="0019a2d0" style:font-size-asian="11pt" style:font-size-complex="11pt"/>
    </style:style>
    <style:style style:name="T34" style:family="text">
      <style:text-properties style:font-name="Liberation Serif" fo:font-size="11pt" fo:font-weight="bold" officeooo:rsid="00303d8b" style:font-size-asian="11pt" style:font-weight-asian="bold" style:font-size-complex="11pt" style:font-weight-complex="bold"/>
    </style:style>
    <style:style style:name="T35" style:family="text">
      <style:text-properties style:font-name="Liberation Serif" fo:font-size="11pt" fo:font-weight="normal" officeooo:rsid="00303d8b" style:font-size-asian="11pt" style:font-weight-asian="normal" style:font-size-complex="11pt" style:font-weight-complex="normal"/>
    </style:style>
    <style:style style:name="T36" style:family="text">
      <style:text-properties style:font-name="Liberation Serif" fo:font-size="11pt" fo:font-weight="bold" officeooo:rsid="0017cefd" style:font-size-asian="11pt" style:font-weight-asian="bold" style:font-size-complex="11pt" style:font-weight-complex="bold"/>
    </style:style>
    <style:style style:name="T37" style:family="text">
      <style:text-properties style:font-name="Liberation Serif" fo:font-size="11pt" fo:font-weight="normal" officeooo:rsid="00272610" style:font-size-asian="11pt" style:font-weight-asian="normal" style:font-size-complex="11pt" style:font-weight-complex="normal"/>
    </style:style>
    <style:style style:name="T38" style:family="text">
      <style:text-properties style:font-name="Liberation Serif" fo:font-size="11pt" fo:font-weight="normal" officeooo:rsid="00290c12" style:font-size-asian="11pt" style:font-weight-asian="normal" style:font-size-complex="11pt" style:font-weight-complex="normal"/>
    </style:style>
    <style:style style:name="T39" style:family="text">
      <style:text-properties style:font-name="Liberation Serif" fo:font-size="11pt" fo:font-weight="normal" officeooo:rsid="002c4de6" style:font-size-asian="11pt" style:font-weight-asian="normal" style:font-size-complex="11pt" style:font-weight-complex="normal"/>
    </style:style>
    <style:style style:name="T40" style:family="text">
      <style:text-properties style:font-name="Liberation Serif" fo:font-size="11pt" fo:font-weight="normal" officeooo:rsid="002d783d" style:font-size-asian="11pt" style:font-weight-asian="normal" style:font-size-complex="11pt" style:font-weight-complex="normal"/>
    </style:style>
    <style:style style:name="T41" style:family="text">
      <style:text-properties style:font-name="Liberation Serif" fo:font-size="11pt" fo:font-weight="normal" officeooo:rsid="002ab434" style:font-size-asian="11pt" style:font-weight-asian="normal" style:font-size-complex="11pt" style:font-weight-complex="normal"/>
    </style:style>
    <style:style style:name="T42" style:family="text">
      <style:text-properties fo:font-weight="normal" officeooo:rsid="001f2dc1" style:font-weight-asian="normal" style:font-weight-complex="normal"/>
    </style:style>
    <style:style style:name="T43" style:family="text">
      <style:text-properties fo:font-weight="normal" officeooo:rsid="001d1fc8" style:font-weight-asian="normal" style:font-weight-complex="normal"/>
    </style:style>
    <style:style style:name="T44" style:family="text">
      <style:text-properties fo:font-weight="normal" officeooo:rsid="002c4de6" style:font-weight-asian="normal" style:font-weight-complex="normal"/>
    </style:style>
    <style:style style:name="T45" style:family="text">
      <style:text-properties fo:font-weight="normal" officeooo:rsid="0020e110" style:font-weight-asian="normal" style:font-weight-complex="normal"/>
    </style:style>
    <style:style style:name="T46" style:family="text">
      <style:text-properties fo:font-weight="normal" officeooo:rsid="00303d8b" style:font-weight-asian="normal" style:font-weight-complex="normal"/>
    </style:style>
    <style:style style:name="T47" style:family="text">
      <style:text-properties fo:font-weight="normal" officeooo:rsid="0025cc0d" style:font-weight-asian="normal" style:font-weight-complex="normal"/>
    </style:style>
    <style:style style:name="T48" style:family="text">
      <style:text-properties fo:font-weight="normal" officeooo:rsid="00272610" style:font-weight-asian="normal" style:font-weight-complex="normal"/>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Projet RPG : Document de spécification</text:span></text:span></text:h>
      <text:p text:style-name="P2"><text:span text:style-name="Strong_20_Emphasis"><text:span text:style-name="T2"/></text:span></text:p>
      <text:p text:style-name="P3"><text:span text:style-name="Strong_20_Emphasis"><text:span text:style-name="T3">Sujet du projet</text:span></text:span><text:span text:style-name="Strong_20_Emphasis"><text:span text:style-name="T4"> :</text:span></text:span><text:span text:style-name="T4"> Développement d’un RPG 2D </text:span><text:span text:style-name="T5">d’exploration de donjon</text:span><text:span text:style-name="T4">.<text:line-break/></text:span><text:span text:style-name="Strong_20_Emphasis"><text:span text:style-name="T4">Auteur :</text:span></text:span><text:span text:style-name="T4"> </text:span><text:span text:style-name="T6">BOUCHELAGHEM Ali, PALEOLOGOS Amaël </text:span><text:span text:style-name="T7">&amp; GACI Camil</text:span><text:span text:style-name="T4"><text:line-break/></text:span><text:span text:style-name="Strong_20_Emphasis"><text:span text:style-name="T4">Date :</text:span></text:span><text:span text:style-name="T4"> </text:span><text:span text:style-name="T8">Ja</text:span><text:span text:style-name="T4">nvier 2025</text:span></text:p>
      <text:h text:style-name="Heading_20_3" text:outline-level="3"><text:span text:style-name="Strong_20_Emphasis"><text:span text:style-name="T9">Introduction au projet</text:span></text:span></text:h>
      <text:p text:style-name="P4"><text:span text:style-name="T10">C</text:span>e projet vise à créer un jeu de rôle (RPG) en vue <text:span text:style-name="T11">du dessus en</text:span> 2D avec des donjons multi-niveaux, intégrant des éléments tels que <text:span text:style-name="T12">des </text:span>monstres, trésors, magasins, et obstacles. Le jeu met en avant un système en temps réel avec une gestion des combats, de l’équipement et des sorts magiques, dans un univers immersif.</text:p>
      <text:p text:style-name="P5">Ce projet <text:span text:style-name="T13">était</text:span> notre premier choix car nous aimons énormément la sphère vidéoludique et en parti<text:span text:style-name="T13">culier</text:span> les jeux vidéo de rôles <text:span text:style-name="T13">car nous aimons tout les trois y jouer. Alors l’idée d’en créer un nous même nous plaisait énormément</text:span> car les possibilités d’innovation sont très <text:span text:style-name="T13">vastes</text:span>. Le fait de <text:span text:style-name="T13">créer un système de</text:span> gestion des ressources<text:span text:style-name="T13">(or, équipements)</text:span>, l’intelligence artificielle des ennemis, l’interface, etc nous plaît beaucoup et nous comptons proposer <text:span text:style-name="T13">une </text:span>interface utilisateur <text:span text:style-name="T13">simple et claire pour faciliter l’accessibilité pour les joueurs.</text:span></text:p>
      <text:h text:style-name="Heading_20_3" text:outline-level="3"><text:span text:style-name="Strong_20_Emphasis"><text:span text:style-name="T14">Spécifications du proje</text:span></text:span><text:span text:style-name="Strong_20_Emphasis"><text:span text:style-name="T15">t</text:span></text:span></text:h>
      <text:h text:style-name="Heading_20_4" text:outline-level="4"><text:span text:style-name="Strong_20_Emphasis">Règles du jeu</text:span></text:h>
      <text:p text:style-name="P6"><text:span text:style-name="Strong_20_Emphasis"><text:span text:style-name="T16">Notre jeu sera un RPG de type action-RPG, c’est-à-dire un jeu se déroulant à la troisième personne et étant en temps réel (similaire aux jeux Diablo). Notre personnage aura une des trois classes choisies par l’utilisateur en début de jeu parmi le guerrier, le mage et l’assassin, chacun ayant des propriétés différentes. <text:s/>C’est un jeu qui se joue tout seul mais dans lequel nous affronterons différents ennemis gérés par une intelligence artificielle. Il y aura 3 niveaux (donjons) à parcourir avec une difficulté croissante. Le joueur perd la partie si sa barre de vie tombe à zéro </text:span></text:span><text:span text:style-name="Strong_20_Emphasis"><text:span text:style-name="T17">et doit recommencer depuis le début</text:span></text:span><text:span text:style-name="Strong_20_Emphasis"><text:span text:style-name="T16">, et remporte la partie une fois les 3 niveaux et l’ennemi final battus.</text:span></text:span></text:p>
      <text:h text:style-name="Heading_20_4" text:outline-level="4"><text:span text:style-name="Strong_20_Emphasis">Mécanique de jeu</text:span></text:h>
      <text:p text:style-name="P7"><text:span text:style-name="Strong_20_Emphasis"><text:span text:style-name="T18">Chaque héros possède trois statistiques différentes : l’attaque, la magie et la défense, qui pourront augmenter au fil de la partie. Avant que le jeu ne commence, le joueur a le choix entre trois classes différentes pour son héros :</text:span></text:span></text:p>
      <text:p text:style-name="P8"><text:span text:style-name="Strong_20_Emphasis"><text:span text:style-name="T19"><text:tab/>- Le guerrier</text:span></text:span><text:span text:style-name="Strong_20_Emphasis"><text:span text:style-name="T18">, cette classe </text:span></text:span><text:span text:style-name="Strong_20_Emphasis"><text:span text:style-name="T20">possède</text:span></text:span><text:span text:style-name="Strong_20_Emphasis"><text:span text:style-name="T18"> une grande puissance d’attaque, une puissance magique moyenne <text:tab/>et une faible défense. Classe très puissante au corps à corps. </text:span></text:span><text:span text:style-name="Strong_20_Emphasis"><text:span text:style-name="T17">Avec </text:span></text:span><text:span text:style-name="Strong_20_Emphasis"><text:span text:style-name="T20">une</text:span></text:span><text:span text:style-name="Strong_20_Emphasis"><text:span text:style-name="T18"> magies sélectionnables au <text:tab/>début.</text:span></text:span></text:p>
      <text:p text:style-name="P9"><text:span text:style-name="Strong_20_Emphasis"><text:span text:style-name="T19"><text:tab/>- Le mage</text:span></text:span><text:span text:style-name="Strong_20_Emphasis"><text:span text:style-name="T18">, cette classe possède une faible puissance d’attaque, une grande puissance magique et une <text:tab/>défense moyenne. Classe très puissante à distance et pour se soigner facilement. </text:span></text:span><text:span text:style-name="Strong_20_Emphasis"><text:span text:style-name="T17">Avec d</text:span></text:span><text:span text:style-name="Strong_20_Emphasis"><text:span text:style-name="T18">eux magies <text:tab/>sélectionnables au début.</text:span></text:span></text:p>
      <text:p text:style-name="P7"><text:span text:style-name="Strong_20_Emphasis"><text:span text:style-name="T19"><text:tab/>- L’assassin</text:span></text:span><text:span text:style-name="Strong_20_Emphasis"><text:span text:style-name="T18">, cette classe possède une puissance d’attaque moyenne, une faible puissance magique et <text:tab/>une grand défense. Très bonne classe défensive pour éviter de mourir et de se déplacer rapidement.</text:span></text:span></text:p>
      <text:p text:style-name="P10"><text:span text:style-name="Strong_20_Emphasis"><text:span text:style-name="T21"/></text:span></text:p>
      <text:p text:style-name="P11"><text:span text:style-name="Strong_20_Emphasis"><text:span text:style-name="T21">Une fois le héros choisi, un court scénario est présenté au joueur, justifiant le fait de parcourir trois donjons. Après cela, le joueur commence sa partie au début du premier donjon, avec de</text:span></text:span><text:span text:style-name="Strong_20_Emphasis"><text:span text:style-name="T22">s s</text:span></text:span><text:span text:style-name="Strong_20_Emphasis"><text:span text:style-name="T21">tatistiques de base. Le point de vue est en 2D en vue du dessus,</text:span></text:span><text:span text:style-name="Strong_20_Emphasis"><text:span text:style-name="T23">le jeu se jouera au </text:span></text:span><text:span text:style-name="Strong_20_Emphasis"><text:span text:style-name="T24">clavier et a la souris.</text:span></text:span><text:span text:style-name="Strong_20_Emphasis"><text:span text:style-name="T21"> Chaque donjon possède sa propre taille, objets et bestiaire avec un puissant ennemi (boss) à vaincre afin de passer au donjon suivant. Mais les </text:span></text:span><text:soft-page-break/><text:span text:style-name="Strong_20_Emphasis"><text:span text:style-name="T21">ennemis, boss et obstacles sont positionnées aléatoirement à chaque partie, permettant à notre jeu d’avoir une meilleure rejouabilité. </text:span></text:span></text:p>
      <text:p text:style-name="P12"><text:span text:style-name="Strong_20_Emphasis"><text:span text:style-name="T25"/></text:span></text:p>
      <text:p text:style-name="P12"><text:span text:style-name="Strong_20_Emphasis"><text:span text:style-name="T25">Le premier niveau se nomme la </text:span></text:span><text:span text:style-name="Strong_20_Emphasis"><text:span text:style-name="T26">grotte sylvestre </text:span></text:span><text:span text:style-name="Strong_20_Emphasis"><text:span text:style-name="T25">:</text:span></text:span></text:p>
      <text:p text:style-name="P12"><text:span text:style-name="Strong_20_Emphasis"><text:span text:style-name="T25"><text:tab/>Ennemis : slimes, zombies, et fantômes.</text:span></text:span></text:p>
      <text:p text:style-name="P12"><text:span text:style-name="Strong_20_Emphasis"><text:span text:style-name="T25"><text:tab/>Boss : Golem de pierre.</text:span></text:span></text:p>
      <text:p text:style-name="P12"><text:span text:style-name="Strong_20_Emphasis"><text:span text:style-name="T25">Le deuxième niveau se nomme la </text:span></text:span><text:span text:style-name="Strong_20_Emphasis"><text:span text:style-name="T26">forteresse enflammée </text:span></text:span><text:span text:style-name="Strong_20_Emphasis"><text:span text:style-name="T25">:</text:span></text:span></text:p>
      <text:p text:style-name="P12"><text:span text:style-name="Strong_20_Emphasis"><text:span text:style-name="T25"><text:tab/>Ennemis : esprits, salamandres </text:span></text:span><text:span text:style-name="Strong_20_Emphasis"><text:span text:style-name="T20">et squelettes</text:span></text:span><text:span text:style-name="Strong_20_Emphasis"><text:span text:style-name="T25"> de feu.</text:span></text:span></text:p>
      <text:p text:style-name="P12"><text:span text:style-name="Strong_20_Emphasis"><text:span text:style-name="T25"><text:tab/>Boss : </text:span></text:span><text:span text:style-name="T4">Cerbère.</text:span></text:p>
      <text:p text:style-name="P13"><text:span text:style-name="Strong_20_Emphasis"><text:span text:style-name="T27">Le troisième niveau se nomme le </text:span></text:span><text:span text:style-name="Strong_20_Emphasis"><text:span text:style-name="T28">palais de glace </text:span></text:span><text:span text:style-name="Strong_20_Emphasis"><text:span text:style-name="T27">:</text:span></text:span></text:p>
      <text:p text:style-name="P13"><text:span text:style-name="Strong_20_Emphasis"><text:span text:style-name="T27"><text:tab/>Ennemis : </text:span></text:span><text:span text:style-name="Strong_20_Emphasis"><text:span text:style-name="T29">esprits, </text:span></text:span><text:span text:style-name="Strong_20_Emphasis"><text:span text:style-name="T27">golems et pieuvres de glace.</text:span></text:span></text:p>
      <text:p text:style-name="P13"><text:span text:style-name="Strong_20_Emphasis"><text:span text:style-name="T27"><text:tab/>Boss : Roi des glaces.</text:span></text:span></text:p>
      <text:p text:style-name="P12"><text:span text:style-name="Strong_20_Emphasis"><text:span text:style-name="T25">La force des ennemis et boss augmente au fur et à mesure des donjons, créant donc une difficulté croissante.</text:span></text:span></text:p>
      <text:p text:style-name="P14"><text:span text:style-name="Strong_20_Emphasis"><text:span text:style-name="T22"/></text:span></text:p>
      <text:p text:style-name="P14"><text:span text:style-name="Strong_20_Emphasis"><text:span text:style-name="T22">Le héros peut se déplacer verticalement, horizontalement et diagonalement </text:span></text:span><text:span text:style-name="Strong_20_Emphasis"><text:span text:style-name="T25">partout dans le donjon (sauf obstacles) </text:span></text:span><text:span text:style-name="Strong_20_Emphasis"><text:span text:style-name="T30">avec une petite carte du donjon se situant dans un coin de l’écran.</text:span></text:span></text:p>
      <text:p text:style-name="P8"><text:span text:style-name="Strong_20_Emphasis"><text:span text:style-name="T22">Comme énormément de RPG, le jeu possède une mécanique de niveau et de points d’expérience, lorsque le joueur tue un ennemi il gagne des points d’expérience, lorsque qu’il en a assez il monte de niveau, lui permettant d’améliorer la statistique de son choix et de, parfois, gagner de nouvelles compétences. Les compétences sont diverses et variées, et certaines sont exclusives à chaque classe, plus le personnage monte de niveau et plus les compétences débloquées peuvent être puissantes, </text:span></text:span></text:p>
      <text:p text:style-name="P8"><text:span text:style-name="Strong_20_Emphasis"><text:span text:style-name="T31">Les catégories de magies</text:span></text:span></text:p>
      <text:p text:style-name="P8"><text:span text:style-name="Strong_20_Emphasis"><text:span text:style-name="T32">Il y en a</text:span></text:span><text:span text:style-name="Strong_20_Emphasis"><text:span text:style-name="T17"> 3 :</text:span></text:span></text:p>
      <text:list text:style-name="L1">
        <text:list-header>
          <text:p text:style-name="P15"><text:span text:style-name="Strong_20_Emphasis"><text:span text:style-name="T4">- Feu :</text:span></text:span><text:span text:style-name="T4"> Boule de feu (niveau 1), éruption volcanique (niveau 10).</text:span></text:p>
          <text:p text:style-name="P15"><text:span text:style-name="Strong_20_Emphasis"><text:span text:style-name="T4">- Eau :</text:span></text:span><text:span text:style-name="T4"> Éclats de glace (niveau 1), avalanche (niveau 10).</text:span></text:p>
          <text:p text:style-name="P16"><text:span text:style-name="Strong_20_Emphasis"><text:span text:style-name="T33">- Soins :</text:span></text:span><text:span text:style-name="Strong_20_Emphasis"><text:span text:style-name="T17"> Soin mineur (niveau 1), invincibilité temporaire (niveau 5).</text:span></text:span></text:p>
        </text:list-header>
      </text:list>
      <text:p text:style-name="P12"><text:span text:style-name="Strong_20_Emphasis"><text:span text:style-name="T25">Voici les différents sorts prévus pour le moment :</text:span></text:span></text:p>
      <text:p text:style-name="P12"><text:span text:style-name="Strong_20_Emphasis"><text:span text:style-name="T26"><text:tab/></text:span></text:span><text:span text:style-name="Strong_20_Emphasis"><text:span text:style-name="T34">S</text:span></text:span><text:span text:style-name="Strong_20_Emphasis"><text:span text:style-name="T26">orts de feu :</text:span></text:span></text:p>
      <text:p text:style-name="P12"><text:span text:style-name="Strong_20_Emphasis"><text:span text:style-name="T25"><text:tab/><text:tab/>- boule de feu (niveau 1)</text:span></text:span></text:p>
      <text:p text:style-name="P12"><text:span text:style-name="Strong_20_Emphasis"><text:span text:style-name="T25"><text:tab/><text:tab/>- explosion (niveau 3)</text:span></text:span></text:p>
      <text:p text:style-name="P12"><text:span text:style-name="Strong_20_Emphasis"><text:span text:style-name="T25"><text:tab/><text:tab/>- zone de feu (niveau 5)</text:span></text:span></text:p>
      <text:p text:style-name="P12"><text:span text:style-name="Strong_20_Emphasis"><text:span text:style-name="T25"><text:tab/><text:tab/>- éruption volcanique (niveau 10)</text:span></text:span></text:p>
      <text:p text:style-name="P12"><text:span text:style-name="Strong_20_Emphasis"><text:span text:style-name="T25"><text:tab/></text:span></text:span><text:span text:style-name="Strong_20_Emphasis"><text:span text:style-name="T26">Sorts d’eau :</text:span></text:span></text:p>
      <text:p text:style-name="P12"><text:span text:style-name="Strong_20_Emphasis"><text:span text:style-name="T25"><text:tab/><text:tab/>- éclats de glace (niveau 1)</text:span></text:span></text:p>
      <text:p text:style-name="P12"><text:span text:style-name="Strong_20_Emphasis"><text:span text:style-name="T25"><text:tab/><text:tab/>- gel (niveau 3)</text:span></text:span></text:p>
      <text:p text:style-name="P12"><text:span text:style-name="Strong_20_Emphasis"><text:span text:style-name="T25"><text:tab/><text:tab/>- tornade (niveau 5)</text:span></text:span></text:p>
      <text:p text:style-name="P12"><text:soft-page-break/><text:span text:style-name="Strong_20_Emphasis"><text:span text:style-name="T25"><text:tab/><text:tab/>- avalanche (niveau 10)</text:span></text:span></text:p>
      <text:p text:style-name="P12"><text:span text:style-name="Strong_20_Emphasis"><text:span text:style-name="T26"><text:tab/>Sorts de soin :</text:span></text:span></text:p>
      <text:p text:style-name="P12"><text:span text:style-name="Strong_20_Emphasis"><text:span text:style-name="T25"><text:tab/><text:tab/>- soin mineur (niveau 1)</text:span></text:span></text:p>
      <text:p text:style-name="P12"><text:span text:style-name="Strong_20_Emphasis"><text:span text:style-name="T25"><text:s/><text:tab/><text:tab/>- soin majeur (niveau 3)</text:span></text:span></text:p>
      <text:p text:style-name="P12"><text:span text:style-name="Strong_20_Emphasis"><text:span text:style-name="T25"><text:s/><text:tab/><text:tab/>- invincibilité temporaire (niveau 5)</text:span></text:span></text:p>
      <text:p text:style-name="P12"><text:span text:style-name="Strong_20_Emphasis"><text:span text:style-name="T25"><text:s/><text:tab/><text:tab/>- seconde chance (une fois par donjon) (niveau 10)</text:span></text:span></text:p>
      <text:p text:style-name="P17"><text:span text:style-name="Strong_20_Emphasis"><text:span text:style-name="T35">L</text:span></text:span><text:span text:style-name="Strong_20_Emphasis"><text:span text:style-name="T32">es compétences d’attaque et de défense permettrons d’équiper de meilleurs armes ou équipement détaillés après, elles permettrons aussi d’améliorer respectivement les dégâts et la résistance de base du joueur.</text:span></text:span></text:p>
      <text:p text:style-name="P18"><text:span text:style-name="Strong_20_Emphasis"><text:span text:style-name="T22">Il est possible de donner un équipement à notre héros, 4 types d’équipement existe pour 4 parties du corps :</text:span></text:span></text:p>
      <text:p text:style-name="P18"><text:span text:style-name="Strong_20_Emphasis"><text:span text:style-name="T36"><text:tab/>- La tête.</text:span></text:span></text:p>
      <text:p text:style-name="P18"><text:span text:style-name="Strong_20_Emphasis"><text:span text:style-name="T36"><text:tab/><text:tab/></text:span></text:span><text:span text:style-name="Strong_20_Emphasis"><text:span text:style-name="T22">- </text:span></text:span><text:span text:style-name="Strong_20_Emphasis"><text:span text:style-name="T37">casque</text:span></text:span></text:p>
      <text:p text:style-name="P18"><text:span text:style-name="Strong_20_Emphasis"><text:span text:style-name="T37"><text:tab/><text:tab/>- chapeau de mage</text:span></text:span></text:p>
      <text:p text:style-name="P18"><text:span text:style-name="Strong_20_Emphasis"><text:span text:style-name="T37"><text:tab/><text:tab/>- capuche d’assassin</text:span></text:span></text:p>
      <text:p text:style-name="P18"><text:span text:style-name="Strong_20_Emphasis"><text:span text:style-name="T36"><text:tab/>- Le torse.</text:span></text:span></text:p>
      <text:p text:style-name="P18"><text:span text:style-name="Strong_20_Emphasis"><text:span text:style-name="T22"><text:tab/><text:tab/>- </text:span></text:span><text:span text:style-name="Strong_20_Emphasis"><text:span text:style-name="T37">plastron</text:span></text:span></text:p>
      <text:p text:style-name="P18"><text:span text:style-name="Strong_20_Emphasis"><text:span text:style-name="T37"><text:tab/><text:tab/>- robe de mage</text:span></text:span></text:p>
      <text:p text:style-name="P18"><text:span text:style-name="Strong_20_Emphasis"><text:span text:style-name="T37"><text:tab/><text:tab/>- cuirasse</text:span></text:span></text:p>
      <text:p text:style-name="P18"><text:span text:style-name="Strong_20_Emphasis"><text:span text:style-name="T36"><text:tab/>- Les jambes.</text:span></text:span></text:p>
      <text:p text:style-name="P18"><text:span text:style-name="Strong_20_Emphasis"><text:span text:style-name="T36"><text:tab/><text:tab/></text:span></text:span><text:span text:style-name="Strong_20_Emphasis"><text:span text:style-name="T22">- </text:span></text:span><text:span text:style-name="Strong_20_Emphasis"><text:span text:style-name="T37">pantalon </text:span></text:span><text:span text:style-name="Strong_20_Emphasis"><text:span text:style-name="T38">en maille</text:span></text:span></text:p>
      <text:p text:style-name="P18"><text:span text:style-name="Strong_20_Emphasis"><text:span text:style-name="T38"><text:tab/><text:tab/>- </text:span></text:span><text:span text:style-name="Strong_20_Emphasis"><text:span text:style-name="T39">pantalon de discr</text:span></text:span><text:span text:style-name="Strong_20_Emphasis"><text:span text:style-name="T40">ét</text:span></text:span><text:span text:style-name="Strong_20_Emphasis"><text:span text:style-name="T39">ion</text:span></text:span></text:p>
      <text:p text:style-name="P18"><text:span text:style-name="Strong_20_Emphasis"><text:span text:style-name="T36"><text:tab/>- Les pieds.</text:span></text:span></text:p>
      <text:p text:style-name="P18"><text:span text:style-name="Strong_20_Emphasis"><text:span text:style-name="T22"><text:tab/>- botes </text:span></text:span><text:span text:style-name="Strong_20_Emphasis"><text:span text:style-name="T38">de vitesse</text:span></text:span></text:p>
      <text:p text:style-name="P18"><text:span text:style-name="Strong_20_Emphasis"><text:span text:style-name="T38"><text:tab/>- </text:span></text:span><text:span text:style-name="Strong_20_Emphasis"><text:span text:style-name="T40">botes de discrétion</text:span></text:span></text:p>
      <text:p text:style-name="P18"><text:span text:style-name="Strong_20_Emphasis"><text:span text:style-name="T40"><text:tab/>- botes en fer</text:span></text:span></text:p>
      <text:p text:style-name="P18"><text:span text:style-name="Strong_20_Emphasis"><text:span text:style-name="T22">Chaque équipement permet d’augmenter certaines statistiques et certains équipements permettent même de bénéficier de certains effets uniques. </text:span></text:span><text:span text:style-name="Strong_20_Emphasis"><text:span text:style-name="T32">Par exemple, une robe de sorcier de feu qui donne +1 a la compétence magie de feu, ou encore une armure lourde qui augmente la défense du joueur mais qui nécessite un grande compétence de force.</text:span></text:span></text:p>
      <text:p text:style-name="P18"><text:span text:style-name="Strong_20_Emphasis"><text:span text:style-name="T22">Pour les armes nous avons 3 classes de rareté, et chaque arme trouvée ou débloquée appartient à une de ces classes. Elles augmentent également les statistiques et certaines modifient également le gameplay en apportant des mécaniques uniques. </text:span></text:span><text:span text:style-name="Strong_20_Emphasis"><text:span text:style-name="T32">Les armes apporterons des bonus de force de magie ou de défense mais elles seront réservé a certaine classe ou utilisable seulement en ayant un certain niveau de compétences. </text:span></text:span><text:span text:style-name="Strong_20_Emphasis"><text:span text:style-name="T38">Par exemple, pour le mage il y </text:span></text:span><text:span text:style-name="Strong_20_Emphasis"><text:span text:style-name="T41">aura différents bâtons et baguettes magiques, pour le guerrier il y aura des épées des masses ou encore des marteaux de guerre, et pour l’assassin il y aura des katana, des shuriken et des dagues.</text:span></text:span></text:p>
      <text:p text:style-name="P13"><text:span text:style-name="Strong_20_Emphasis"><text:span text:style-name="T27">Ce jeu apporte également un principe d’économie avec de l’argent pouvant être obtenu en battant des ennemis et/ou en réussissant certains défis qui sont donnés en début. Cet argent peut être utilisé dans des magasins gérés par des PNJ (personnages non joueurs) se trouvant à des endroits aléatoires d’un donjon. </text:span></text:span><text:span text:style-name="Strong_20_Emphasis"><text:span text:style-name="T42">Les </text:span></text:span><text:soft-page-break/><text:span text:style-name="Strong_20_Emphasis"><text:span text:style-name="T42">magasins permettrons de vendre ou d’acheter de l’équipement et des armes mais aussi des consommables comme des potions de soin, d’invisibilité(empêchant les monstres de nous voir), ou bien des potions permettant d’augmenter temporairement ses statistiques.</text:span></text:span></text:p>
      <text:p text:style-name="P19"><text:span text:style-name="Strong_20_Emphasis"><text:span text:style-name="T42">Les défis ou missions seront des objectifs bonus comme éliminer un certain nombre de monstres avec une limite de temps, ou bien d’autres objectifs secondaires pour pousser le joueur a ne pas aller directement affronter le boss du niveau. Ces défis permettront d’obtenir de l’argent et de l’expérience</text:span></text:span></text:p>
      <text:p text:style-name="P20"><text:span text:style-name="Strong_20_Emphasis"><text:span text:style-name="T43">L’aléatoire est une mécanique importante de notre jeu, car elle permet à chaque partie d’être différente et unique à sa façon. De ce fait, la position des murs sera aléatoire, le magasin le sera aussi, les ennemis ainsi que leur quantité seront aléatoires (avec un maximum choisi), la position des coffres ainsi que leur contenu et enfin la position du boss mais qui devra respecter une distance minimale au point d’apparition du joueur, celui-ci aussi choisi aléatoirement.</text:span></text:span></text:p>
      <text:p text:style-name="P21"><text:span text:style-name="Strong_20_Emphasis"><text:span text:style-name="T42">Un </text:span></text:span><text:span text:style-name="Strong_20_Emphasis"><text:span text:style-name="T44">autre </text:span></text:span><text:span text:style-name="Strong_20_Emphasis"><text:span text:style-name="T42">aspect important du jeu va être la gestion </text:span></text:span><text:span text:style-name="Strong_20_Emphasis"><text:span text:style-name="T44">de la vie, du mana et</text:span></text:span><text:span text:style-name="Strong_20_Emphasis"><text:span text:style-name="T42"> de l’endurance . Le joueur aura une barre de vie qui augmentera avec </text:span></text:span><text:span text:style-name="Strong_20_Emphasis"><text:span text:style-name="T45">sa défense,une barre de mana qui augmentera avec son niveau de magie et qui limite le nombre de sorts que le joueur peut lancer a la suite et enfin une barre d’endurance qui augmentera avec la force du joueur et déterminera le nombre d’attaques qu’il peut faire a la suite. L’endurance et le mana du joueur se régénère petit a petit au cour du temps</text:span></text:span></text:p>
      <text:p text:style-name="P22"><text:span text:style-name="Strong_20_Emphasis"><text:span text:style-name="T46">L</text:span></text:span><text:span text:style-name="Strong_20_Emphasis"><text:span text:style-name="T47">’utilisateur sera très libre dans sa manière de jouer et aura beaucoup de possibilités dans le choix des armes, équipements et autres objets consommables </text:span></text:span><text:span text:style-name="Strong_20_Emphasis"><text:span text:style-name="T48">permettant une grande rejo</text:span></text:span><text:span text:style-name="Strong_20_Emphasis"><text:span text:style-name="T46">ua</text:span></text:span><text:span text:style-name="Strong_20_Emphasis"><text:span text:style-name="T48">bilité.</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3T18:22:05.504000000</meta:creation-date>
    <dc:date>2025-01-26T21:50:25.502000000</dc:date>
    <meta:editing-duration>PT55M12S</meta:editing-duration>
    <meta:editing-cycles>9</meta:editing-cycles>
    <meta:generator>LibreOffice/24.8.4.2$Windows_X86_64 LibreOffice_project/bb3cfa12c7b1bf994ecc5649a80400d06cd71002</meta:generator>
    <meta:document-statistic meta:table-count="0" meta:image-count="0" meta:object-count="0" meta:page-count="4" meta:paragraph-count="71" meta:word-count="1438" meta:character-count="8641" meta:non-whitespace-character-count="7207"/>
  </office:meta>
</office:document-meta>
</file>